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cbf2b1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9da00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Standard">
      <style:text-properties officeooo:paragraph-rsid="107a7646"/>
    </style:style>
    <style:style style:name="P80" style:family="paragraph" style:parent-style-name="Standard">
      <style:text-properties officeooo:paragraph-rsid="1087d72e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10ab7791"/>
    </style:style>
    <style:style style:name="P85" style:family="paragraph" style:parent-style-name="Standard">
      <style:text-properties officeooo:paragraph-rsid="10ad0bd8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7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9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97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1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0f28d107"/>
    </style:style>
    <style:style style:name="T22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 officeooo:rsid="10a5d07d"/>
    </style:style>
    <style:style style:name="T224" style:family="text">
      <style:text-properties officeooo:rsid="103c421a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officeooo:rsid="104d5027" style:font-weight-asian="bold" style:font-weight-complex="bold"/>
    </style:style>
    <style:style style:name="T227" style:family="text">
      <style:text-properties officeooo:rsid="1061b5b8"/>
    </style:style>
    <style:style style:name="T228" style:family="text">
      <style:text-properties officeooo:rsid="1069ed98"/>
    </style:style>
    <style:style style:name="T229" style:family="text">
      <style:text-properties officeooo:rsid="106d22f6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officeooo:rsid="0ffa97b0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Strong_20_Emphasis"><text:span text:style-name="T131">Checklist for installing</text:span></text:span><text:span text:style-name="T155"> </text:span><text:span text:style-name="T155"><text:user-field-get text:name="Distro">Debian</text:user-field-get></text:span><text:span text:style-name="T156"><text:s/></text:span><text:span text:style-name="T156"><text:user-field-get text:name="Version">12</text:user-field-get></text:span><text:span text:style-name="T157"><text:note text:id="ftn1" text:note-class="footnote"><text:note-citation>1</text:note-citation><text:note-body><text:p text:style-name="P24"><text:span text:style-name="T238">This </text:span><text:span text:style-name="Strong_20_Emphasis"><text:span text:style-name="T244"><text:user-field-get text:name="Distro">Debian</text:user-field-get></text:span></text:span><text:span text:style-name="T239"><text:s/></text:span><text:span text:style-name="T243"><text:user-field-get text:name="Version">12</text:user-field-get></text:span><text:span text:style-name="T243"><text:s/></text:span><text:span text:style-name="Strong_20_Emphasis"><text:span text:style-name="T245"><text:user-field-get text:name="Edition">Server</text:user-field-get></text:span></text:span><text:span text:style-name="T238"><text:s/>(codename </text:span><text:span text:style-name="T240">bookworm</text:span><text:span text:style-name="T238">) from </text:span><text:span text:style-name="T241">June</text:span><text:span text:style-name="T238"> </text:span><text:span text:style-name="Strong_20_Emphasis"><text:span text:style-name="T246"><text:user-field-get text:name="Releaseyear">2023</text:user-field-get></text:span></text:span><text:span text:style-name="T238"><text:s/>is a so-called LTS version (stands for Long-Term Support) and is supported for 5 years until </text:span><text:span text:style-name="T242">June</text:span><text:span text:style-name="T238"> </text:span><text:span text:style-name="T152">202</text:span><text:span text:style-name="T154">8</text:span><text:span text:style-name="T153">.</text:span></text:p></text:note-body></text:note></text:span><text:span text:style-name="T158"><text:s/></text:span><text:span text:style-name="T158"><text:user-field-get text:name="Edition">Server</text:user-field-get></text:span><text:span text:style-name="T159">.</text:span></text:p>
      <text:p text:style-name="P37"><text:span text:style-name="Strong_20_Emphasis"><text:span text:style-name="T83"/></text:span></text:p>
      <text:p text:style-name="P37"><text:span text:style-name="Strong_20_Emphasis"><text:span text:style-name="T216">This is a fillable PDF, no printing required.</text:span></text:span></text:p>
      <text:p text:style-name="P40"><text:span text:style-name="Strong_20_Emphasis"><text:span text:style-name="T122"/></text:span></text:p>
      <text:p text:style-name="P38"><text:span text:style-name="T17">Fill in the </text:span><text:span text:style-name="Strong_20_Emphasis"><text:span text:style-name="T217"><text:s/></text:span></text:span><text:span text:style-name="Strong_20_Emphasis"><text:span text:style-name="T218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2"><text:span text:style-name="Definition"><text:span text:style-name="T220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3"><text:span text:style-name="Definition"><text:span text:style-name="T166">USER</text:span></text:span><text:span text:style-name="Definition"><text:span text:style-name="T219">na</text:span></text:span><text:span text:style-name="Definition"><text:span text:style-name="T221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2"><text:span text:style-name="Definition"><text:span text:style-name="T223">serv</text:span></text:span><text:span text:style-name="Definition"><text:span text:style-name="T219">ERNA</text:span></text:span><text:span text:style-name="Definition"><text:span text:style-name="T221">me</text:span></text:span><text:span text:style-name="T185"><text:tab/><text:tab/> </text:span><text:span text:style-name="T219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19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2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3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2"><text:span text:style-name="T135">Replace the </text:span><text:span text:style-name="T143">underlined</text:span><text:span text:style-name="T135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5">.</text:span></text:p>
      <text:p text:style-name="P4"/>
      <text:p text:style-name="P4"/>
      <text:p text:style-name="P43"><text:span text:style-name="T145">Not yet on Linux?</text:span><text:span text:style-name="T136"><text:tab/></text:span><text:span text:style-name="Strong_20_Emphasis"><text:span text:style-name="T84"><draw:control text:anchor-type="as-char" draw:z-index="23" draw:name="Vorm 3" draw:style-name="gr1" draw:text-style-name="P98" svg:width="0.35cm" svg:height="0.35cm" draw:control="control22"/></text:span></text:span><text:span text:style-name="T141"><text:tab/></text:span><text:span text:style-name="T142">Use</text:span><text:span text:style-name="T137"> </text:span><text:span text:style-name="Strong_20_Emphasis"><text:span text:style-name="T147">Checklist </text:span></text:span><text:span text:style-name="Strong_20_Emphasis"><text:span text:style-name="T148">transfer</text:span></text:span><text:span text:style-name="T137"> o</text:span><text:span text:style-name="T138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9"> </text:span><text:span text:style-name="T138">u</text:span><text:span text:style-name="T139">nder </text:span><text:span text:style-name="T146">Linux</text:span><text:span text:style-name="T140">.</text:span></text:p>
      <text:p text:style-name="P44"><text:span text:style-name="T69">New installation?</text:span><text:span text:style-name="T31"><text:tab/><text:tab/></text:span><text:span text:style-name="Strong_20_Emphasis"><text:span text:style-name="T84"><draw:control text:anchor-type="as-char" draw:z-index="24" draw:name="Vorm 4" draw:style-name="gr1" draw:text-style-name="P98" svg:width="0.35cm" svg:height="0.35cm" draw:control="control23"/></text:span>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39"/>
      <text:p text:style-name="P41"><text:span text:style-name="Strong_20_Emphasis"><text:span text:style-name="T29"/></text:span></text:p>
      <text:list text:style-name="L1">
        <text:list-item>
          <text:p text:style-name="P93"><text:bookmark-start text:name="__RefNumPara__4083_1271708128"/>Prepar<text:span text:style-name="T227">e</text:span> installatio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5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7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4" office:value-type="string">
            <text:p text:style-name="P79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5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8" office:value-type="string">
            <text:p text:style-name="P77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78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6"><text:span text:style-name="Strong_20_Emphasis"><text:span text:style-name="T2"/></text:span></text:p>
      <text:list text:continue-numbering="true" text:style-name="L1">
        <text:list-item>
          <text:p text:style-name="P92"><text:bookmark-start text:name="__RefNumPara__4009_12717081281"/><text:span text:style-name="Strong_20_Emphasis"><text:span text:style-name="T144">Perform installation</text:span></text:span><text:bookmark-end text:name="__RefNumPara__4009_12717081281"/></text:p>
        </text:list-item>
      </text:list>
      <text:p text:style-name="P58"><text:span text:style-name="Strong_20_Emphasis"><text:span text:style-name="T14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49">Boot the computer from</text:span><text:span text:style-name="T150"><text:note text:id="ftn4" text:note-class="footnote"><text:note-citation>1</text:note-citation><text:note-body><text:p text:style-name="P82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8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8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8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8">F12</text:span></text:span><text:span text:style-name="User_20_Entry"><text:span text:style-name="T107">.</text:span></text:span></text:p></text:note-body></text:note></text:span><text:span text:style-name="T149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51"><text:user-field-get text:name="Distro">Debian</text:user-field-get></text:span></text:span><text:span text:style-name="Strong_20_Emphasis"><text:span text:style-name="T151"><text:s/></text:span></text:span><text:span text:style-name="T212">without modifying any files on the hard drive and also allows installation of </text:span><text:span text:style-name="Strong_20_Emphasis"><text:span text:style-name="T151"><text:user-field-get text:name="Distro">Debian</text:user-field-get></text:span></text:span><text:span text:style-name="Strong_20_Emphasis"><text:span text:style-name="T151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1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4">karelzimmer.nl/en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4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8">Click on <text:span text:style-name="T225">othe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9">Click on <text:span text:style-name="T225">Europe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70">Click on <text:span text:style-name="T225">Netherlands</text:span><text:span text:style-name="T224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5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><text:span text:style-name="Strong_20_Emphasis"><text:span text:style-name="T64">E</text:span></text:span><text:span text:style-name="Strong_20_Emphasis"><text:span text:style-name="T56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3"><text:span text:style-name="T229">At</text:span><text:span text:style-name="T228"> </text:span><text:span text:style-name="T225">Set up users and passwords</text:span><text:span text:style-name="T228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2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5"><text:span text:style-name="Strong_20_Emphasis"><text:span text:style-name="T64">E</text:span></text:span><text:span text:style-name="Strong_20_Emphasis"><text:span text:style-name="T56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2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4">Enter <text:span text:style-name="T225">User </text:span><text:span text:style-name="T226">n</text:span><text:span text:style-name="T225">ame for you</text:span><text:span text:style-name="T226">r</text:span><text:span text:style-name="T225"> account</text:span><text:span text:style-name="Strong_20_Emphasis"><text:span text:style-name="T6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6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28"><text:span text:style-name="Strong_20_Emphasis"><text:span text:style-name="T61"/></text:span></text:p>
      <text:list text:continue-numbering="true" text:style-name="L1">
        <text:list-item>
          <text:p text:style-name="P95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5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87"><text:span text:style-name="Strong_20_Emphasis"><text:span text:style-name="T85"><draw:control text:anchor-type="as-char" draw:z-index="25" draw:name="Vorm4_ 1" draw:style-name="gr1" draw:text-style-name="P98" svg:width="0.35cm" svg:height="0.35cm" draw:control="control24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120">Add any additional </text:span></text:span><text:span text:style-name="Strong_20_Emphasis"><text:span text:style-name="T121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" office:value-type="string">
            <text:p text:style-name="P96">sudo useradd --create-home -- comm<text:span text:style-name="T247">e</text:span>n<text:span text:style-name="T247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" office:value-type="string">
            <text:p text:style-name="P97">sudo passwd <text:span text:style-name="T248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5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4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19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6"/></text:span></text:p>
          </table:table-cell>
          <table:table-cell table:style-name="_33_._5f_Installatie_5f_afronden.C8" office:value-type="string">
            <text:p text:style-name="P77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79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5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2" office:value-type="string">
            <text:p text:style-name="P77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6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3</text:span></text:span><text:span text:style-name="Strong_20_Emphasis"><text:span text:style-name="T110"> <text:s/></text:span></text:span><text:span text:style-name="Strong_20_Emphasis"><text:span text:style-name="T111">Finish installatio</text:span></text:span><text:span text:style-name="Strong_20_Emphasis"><text:span text:style-name="T112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5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text:continue-numbering="true" text:style-name="L1">
        <text:list-item>
          <text:p text:style-name="P94"><text:span text:style-name="Strong_20_Emphasis"><text:span text:style-name="T15">P</text:span></text:span><text:span text:style-name="Strong_20_Emphasis"><text:span text:style-name="T215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10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22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4" office:value-type="string">
            <text:p text:style-name="P77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27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7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30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5"/>
      <text:p text:style-name="P45"><text:span text:style-name="Emphasis"><text:span text:style-name="T233">Written</text:span></text:span><text:span text:style-name="Emphasis"><text:span text:style-name="T234"> </text:span></text:span><text:span text:style-name="Emphasis"><text:span text:style-name="T233">by</text:span></text:span><text:span text:style-name="Emphasis"><text:span text:style-name="T23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7">Karel Zimmer</text:span></text:span></text:a><text:span text:style-name="Emphasis"><text:span text:style-name="T235">.</text:span></text:span></text:p>
      <text:p text:style-name="P46"><text:span text:style-name="Emphasis"><text:span text:style-name="T231">C</text:span></text:span><text:span text:style-name="Emphasis"><text:span text:style-name="T232">C0</text:span></text:span><text:span text:style-name="Emphasis"><text:span text:style-name="T235"> 1.0 </text:span></text:span><text:span text:style-name="Emphasis"><text:span text:style-name="T236">Universal</text:span></text:span><text:span text:style-name="Emphasis"><text:span text:style-name="T230"> </text:span></text:span><text:span text:style-name="Emphasis"><text:span text:style-name="T23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0"><text:s/></text:span></text:span><text:span text:style-name="Emphasis"><text:span text:style-name="T23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5-07T18:59:02.845496884">07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8:59:02.704290355</dc:date>
    <meta:keyword>Installatie</meta:keyword>
    <meta:keyword>Checklist</meta:keyword>
    <meta:keyword>Linux</meta:keyword>
    <meta:editing-cycles>7005</meta:editing-cycles>
    <meta:editing-duration>P12DT9H26M9S</meta:editing-duration>
    <meta:print-date>2021-03-23T20:07:57.967210640</meta:print-date>
    <dc:creator>Karel Zimmer</dc:creator>
    <meta:document-statistic meta:table-count="4" meta:image-count="2" meta:object-count="0" meta:page-count="4" meta:paragraph-count="88" meta:word-count="487" meta:character-count="3112" meta:non-whitespace-character-count="2653"/>
    <meta:user-defined meta:name="Info 1"/>
    <meta:user-defined meta:name="Info 2"/>
    <meta:user-defined meta:name="Info 3"/>
    <meta:user-defined meta:name="Info 4"/>
  </office:meta>
</office:document-meta>
</file>